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P6" style:family="paragraph" style:parent-style-name="Standard">
      <style:text-properties fo:color="#3465a4"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officeooo:rsid="000a2845" style:font-size-asian="18pt" style:font-size-complex="18pt"/>
    </style:style>
    <style:style style:name="T5" style:family="text">
      <style:text-properties fo:font-size="18pt" fo:language="en" fo:country="US" fo:font-weight="bold" style:font-size-asian="18pt" style:font-weight-asian="bold" style:font-size-complex="18pt" style:font-weight-complex="bold"/>
    </style:style>
    <style:style style:name="T6" style:family="text">
      <style:text-properties style:use-window-font-color="true" fo:font-size="18pt" fo:language="en" fo:country="US" style:font-size-asian="18pt" style:font-size-complex="18pt"/>
    </style:style>
    <style:style style:name="T7" style:family="text">
      <style:text-properties style:use-window-font-color="true" fo:font-size="18pt" fo:language="en" fo:country="US" officeooo:rsid="00064ca1" style:font-size-asian="18pt" style:font-size-complex="18pt"/>
    </style:style>
    <style:style style:name="T8" style:family="text">
      <style:text-properties style:use-window-font-color="true" fo:font-size="18pt" fo:language="en" fo:country="US" officeooo:rsid="000a2845" style:font-size-asian="18pt" style:font-size-complex="18pt"/>
    </style:style>
    <style:style style:name="T9" style:family="text">
      <style:text-properties officeooo:rsid="00076684"/>
    </style:style>
    <style:style style:name="T10" style:family="text">
      <style:text-properties style:text-underline-style="solid" style:text-underline-width="auto" style:text-underline-color="font-color"/>
    </style:style>
    <style:style style:name="T11" style:family="text">
      <style:text-properties officeooo:rsid="00086f2d"/>
    </style:style>
    <style:style style:name="T12" style:family="text">
      <style:text-properties officeooo:rsid="00099ddb"/>
    </style:style>
    <style:style style:name="T13" style:family="text">
      <style:text-properties officeooo:rsid="000a28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ext:span text:style-name="T9">Some</text:span><text:span text:style-name="T1"> commands</text:span> consists <text:span text:style-name="T11">about</text:span>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5">clear</text:span><text:span text:style-name="T2"> deletes the output of the console to leave it empty.</text:span></text:p>
      <text:p text:style-name="P1"/>
      <text:p text:style-name="Standard"><text:span text:style-name="T2">In other cases we need to keep a count or know </text:span><text:span text:style-name="T4">how much</text:span><text:span text:style-name="T2"> time </text:span><text:span text:style-name="T4">we</text:span><text:span text:style-name="T2"> spent in different parts of the code</text:span></text:p>
      <text:p text:style-name="P4"/>
      <text:p text:style-name="Standard"><text:span text:style-name="T6">Here we have as an example the count method that passing a </text:span><text:span text:style-name="T7">label</text:span><text:span text:style-name="T6"> will keep the count of times that th</text:span><text:span text:style-name="T8">is</text:span><text:span text:style-name="T6"> method has been invoked </text:span><text:span text:style-name="T7">with the same label</text:span><text:span text:style-name="T6">, we can use countReset to set it to 0 </text:span><text:span text:style-name="T7">and/</text:span><text:span text:style-name="T6">or remove the counter</text:span></text:p>
      <text:p text:style-name="P1"/>
      <text:p text:style-name="P1">Here's another example with timers, this method allows us to add a timer with a specific label, we can use to measure charging times and response</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6"><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 <text:span text:style-name="T12">like this example</text:span></text:p>
      <text:p text:style-name="P1"/>
      <text:p text:style-name="P1">to make checks we have console.assert, if the first argument is false it will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5:00:17.390192853</dc:date>
    <meta:editing-duration>PT19M46S</meta:editing-duration>
    <meta:editing-cycles>6</meta:editing-cycles>
    <meta:generator>LibreOffice/6.4.5.2$Linux_X86_64 LibreOffice_project/40$Build-2</meta:generator>
    <meta:document-statistic meta:table-count="0" meta:image-count="0" meta:object-count="0" meta:page-count="2" meta:paragraph-count="20" meta:word-count="379" meta:character-count="1939" meta:non-whitespace-character-count="1580"/>
  </office:meta>
</office:document-meta>
</file>